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4D00000BAF8816E1FE.svm"/>
  <manifest:file-entry manifest:media-type="" manifest:full-path="Pictures/200000070000374C00001AABDFCD25FD.svm"/>
  <manifest:file-entry manifest:media-type="" manifest:full-path="Pictures/2000000700003D4B00000C68E10DB19B.svm"/>
  <manifest:file-entry manifest:media-type="" manifest:full-path="Pictures/200000070000508400003344EF34FC2F.svm"/>
  <manifest:file-entry manifest:media-type="" manifest:full-path="Pictures/2000000700002D1100003221C3BA7120.svm"/>
  <manifest:file-entry manifest:media-type="" manifest:full-path="Pictures/2000000700002B84000021636D59FF6A.svm"/>
  <manifest:file-entry manifest:media-type="" manifest:full-path="Pictures/2000000700001F03000009ED79CA5C6D.svm"/>
  <manifest:file-entry manifest:media-type="" manifest:full-path="Pictures/200000070000395D000027B162C10FE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 style:list-style-name="L1"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L3">
      <style:text-properties style:font-name="Times New Roman" fo:font-size="13pt" style:font-size-asian="13pt" style:font-size-complex="13pt"/>
    </style:style>
    <style:style style:name="P15" style:family="paragraph" style:parent-style-name="Standard" style:list-style-name="L4">
      <style:text-properties style:font-name="Times New Roman" fo:font-size="13pt" style:font-size-asian="13pt" style:font-size-complex="13pt"/>
    </style:style>
    <style:style style:name="P16" style:family="paragraph" style:parent-style-name="Standard" style:list-style-name="L5">
      <style:text-properties style:font-name="Times New Roman" fo:font-size="13pt" style:font-size-asian="13pt" style:font-size-complex="13pt"/>
    </style:style>
    <style:style style:name="P17" style:family="paragraph" style:parent-style-name="Standard" style:list-style-name="L6">
      <style:text-properties style:font-name="Times New Roman" fo:font-size="13pt" style:font-size-asian="13pt" style:font-size-complex="13pt"/>
    </style:style>
    <style:style style:name="P18" style:family="paragraph" style:parent-style-name="Standard" style:list-style-name="L7">
      <style:text-properties style:font-name="Times New Roman" fo:font-size="13pt" style:font-size-asian="13pt" style:font-size-complex="13pt"/>
    </style:style>
    <style:style style:name="P19" style:family="paragraph" style:parent-style-name="Standard" style:list-style-name="L8">
      <style:text-properties style:font-name="Times New Roman" fo:font-size="13pt" style:font-size-asian="13pt" style:font-size-complex="13pt"/>
    </style:style>
    <style:style style:name="P20" style:family="paragraph" style:parent-style-name="Standard" style:list-style-name="L3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21" style:family="paragraph" style:parent-style-name="Standard" style:list-style-name="L7">
      <style:text-properties fo:color="#000000" style:font-name="Times New Roman" fo:font-size="13pt" style:font-name-asian="Consolas" style:font-size-asian="13pt" style:font-name-complex="Consolas" style:font-size-complex="13pt"/>
    </style:style>
    <style:style style:name="P22" style:family="paragraph" style:parent-style-name="List_20_Paragraph" style:list-style-name="WWNum1">
      <style:text-properties fo:font-size="14pt" style:font-size-asian="14pt" style:font-size-complex="14pt"/>
    </style:style>
    <style:style style:name="P23" style:family="paragraph" style:parent-style-name="List_20_Paragraph" style:list-style-name="WWNum3">
      <style:text-properties fo:font-size="14pt" style:font-size-asian="14pt" style:font-size-complex="14pt"/>
    </style:style>
    <style:style style:name="P24" style:family="paragraph" style:parent-style-name="List_20_Paragraph" style:list-style-name="WWNum3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weight="bold" style:font-name-asian="Consolas" style:font-weight-asian="bold" style:font-name-complex="Consolas" style:font-weight-complex="bold"/>
    </style:style>
    <style:style style:name="T4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5" style:family="text">
      <style:text-properties fo:color="#2b91af" fo:font-weight="bold" style:font-name-asian="Consolas" style:font-weight-asian="bold" style:font-name-complex="Consolas" style:font-weight-complex="bold"/>
    </style:style>
    <style:style style:name="T6" style:family="text">
      <style:text-properties fo:color="#808080" fo:font-weight="bold" style:font-name-asian="Consolas" style:font-weight-asian="bold" style:font-name-complex="Consolas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tosz Rudzki</text:p>
      <text:p text:style-name="P2">Opis projektu GhostKiller</text:p>
      <text:p text:style-name="P3"/>
      <text:p text:style-name="P3">Podstawowe informacje:</text:p>
      <text:list xml:id="list8985222740227106140" text:style-name="WWNum1">
        <text:list-item>
          <text:p text:style-name="P22">Gra 3D typu FPS</text:p>
        </text:list-item>
        <text:list-item>
          <text:p text:style-name="P22">Okno i wejście obsługiwane przez GLFW.</text:p>
        </text:list-item>
        <text:list-item>
          <text:p text:style-name="P22">Własny silnik graficzny wykorzystujący:</text:p>
        </text:list-item>
      </text:list>
      <text:list xml:id="list8967979107358849887" text:style-name="WWNum3">
        <text:list-item>
          <text:p text:style-name="P23">OpenGL (obsługiwane przy pomocy GLEW)</text:p>
        </text:list-item>
        <text:list-item>
          <text:p text:style-name="P23">Open sourcowa bibliotekę matematyczną</text:p>
        </text:list-item>
        <text:list-item>
          <text:p text:style-name="P23">SOIL do wczytywania tekstur</text:p>
        </text:list-item>
        <text:list-item>
          <text:p text:style-name="P23">Ręcznie tworzone obiekty ( kwadrat, sześcian)</text:p>
        </text:list-item>
      </text:list>
      <text:list xml:id="list39346903" text:continue-list="list8985222740227106140" text:style-name="WWNum1">
        <text:list-item>
          <text:p text:style-name="P22">Własny silnik graficzny umożliwiający:</text:p>
        </text:list-item>
      </text:list>
      <text:list xml:id="list39328730" text:continue-list="list8967979107358849887" text:style-name="WWNum3">
        <text:list-item>
          <text:p text:style-name="P23">Przesuwanie, skalowanie, rotowanie obiektów</text:p>
        </text:list-item>
        <text:list-item>
          <text:p text:style-name="P23">Powielanie tekstur na obiekcie</text:p>
        </text:list-item>
        <text:list-item>
          <text:p text:style-name="P23">Prostą detekcję kolizji</text:p>
          <text:p text:style-name="P24"/>
        </text:list-item>
      </text:list>
      <text:p text:style-name="P3">Interakcja użytkownika:</text:p>
      <text:list xml:id="list2890737044553917651" text:style-name="L1">
        <text:list-item>
          <text:p text:style-name="P9">Poruszanie postacią - strzałki / WSAD <text:s/></text:p>
        </text:list-item>
        <text:list-item>
          <text:p text:style-name="P9">obserwowania/celowania – myszka/touchpad </text:p>
        </text:list-item>
        <text:list-item>
          <text:p text:style-name="P9">strzelanie - dowolnym przycisk myszy / touchpad'a </text:p>
        </text:list-item>
        <text:list-item>
          <text:p text:style-name="P9">skakanie <text:s/>- spacją </text:p>
        </text:list-item>
        <text:list-item>
          <text:p text:style-name="P9">wyjść z gry - ESC </text:p>
        </text:list-item>
      </text:list>
      <text:p text:style-name="P5"/>
      <text:p text:style-name="P5"/>
      <text:p text:style-name="P3">Opis gry:</text:p>
      <text:p text:style-name="P5"><text:tab/>Celem gry jest przetrwanie 5 etapów gry zwanych dalej falami. Opis aktualnej fali znajduje się w świecie gry:</text:p>
      <text:p text:style-name="P5"><draw:frame draw:style-name="fr1" draw:name="grafika1" text:anchor-type="paragraph" svg:width="14.155cm" svg:height="6.826cm" draw:z-index="0"><draw:image xlink:href="Pictures/200000070000374C00001AABDFCD25FD.svm" xlink:type="simple" xlink:show="embed" xlink:actuate="onLoad"/></draw:frame></text:p>
      <text:p text:style-name="P5"/>
      <text:p text:style-name="P5"/>
      <text:p text:style-name="P5"><text:soft-page-break/>W każdej kolejnej fali pojawia się coraz więcej przeciwników <text:s/>- duchów:</text:p>
      <text:p text:style-name="P5"><draw:frame draw:style-name="fr1" draw:name="grafika2" text:anchor-type="paragraph" svg:width="11.141cm" svg:height="8.548cm" draw:z-index="1"><draw:image xlink:href="Pictures/2000000700002B84000021636D59FF6A.svm" xlink:type="simple" xlink:show="embed" xlink:actuate="onLoad"/></draw:frame></text:p>
      <text:p text:style-name="P5"><text:s/>Dotknięcie przez któregoś z nich skutkuje porażką. Po przegranej postać gracza odwraca się w kierunku zabójcy:</text:p>
      <text:p text:style-name="P5"><draw:frame draw:style-name="fr2" draw:name="grafika3" text:anchor-type="paragraph" svg:width="17cm" svg:height="10.823cm" draw:z-index="2"><draw:image xlink:href="Pictures/200000070000508400003344EF34FC2F.svm" xlink:type="simple" xlink:show="embed" xlink:actuate="onLoad"/></draw:frame></text:p>
      <text:p text:style-name="P5"/>
      <text:p text:style-name="P5">Należy unikać / zabijać coraz to liczniej i szybciej pojawiających się przeciwników.</text:p>
      <text:p text:style-name="P5">Duch ginie od 3 celnych strzałów w ciało. Wyjątkiem jest strzał w głowę, który skutkuje natychmiastową eliminacją przeciwnika. Warto więc dobrze celować. </text:p>
      <text:p text:style-name="P5"/>
      <text:p text:style-name="P5"/>
      <text:p text:style-name="P5"><text:soft-page-break/>Na planszy znajdują się dwa typy skrzyni, które mogą pomóc w walce z hordą duchów. </text:p>
      <text:p text:style-name="P5">Skrzynia drewniana:</text:p>
      <text:p text:style-name="P5"><draw:frame draw:style-name="fr1" draw:name="grafika4" text:anchor-type="paragraph" svg:width="14.684cm" svg:height="10.162cm" draw:z-index="3"><draw:image xlink:href="Pictures/200000070000395D000027B162C10FE6.svm" xlink:type="simple" xlink:show="embed" xlink:actuate="onLoad"/></draw:frame>oraz skrzynia z obiciem metalowym:</text:p>
      <text:p text:style-name="P5"><draw:frame draw:style-name="fr1" draw:name="grafika5" text:anchor-type="paragraph" svg:width="11.538cm" svg:height="12.402cm" draw:z-index="4"><draw:image xlink:href="Pictures/2000000700002D1100003221C3BA7120.svm" xlink:type="simple" xlink:show="embed" xlink:actuate="onLoad"/></draw:frame></text:p>
      <text:p text:style-name="P5"><text:bookmark text:name="_GoBack"/><text:soft-page-break/>Skrzynie mogą mieć różną wysokość. </text:p>
      <text:p text:style-name="P5">Przez żadne z nich duchy nie mogą przenikać, więc warto czasem za nimi się schować. Co więcej, skrzynie drewniane są na tyle lekkie, że nasza postać jest w stanie je przesuwać. Wystarczy wejść w taką skrzynię lub w nią strzelić. </text:p>
      <text:p text:style-name="P5">Po każdej fali na planszy pojawiają się nowe skrzynie oraz duchy na jakiś czas przestają atakować. Warto wykorzystać ten czas, aby ukształtować lepiej planszę oraz ustawić się w lepszej pozycji.</text:p>
      <text:p text:style-name="Standard"/>
      <text:p text:style-name="P13">Kompilowanie i wymagania</text:p>
      <text:p text:style-name="P6">Projekt w całości napisany w języku C. Zawiera wyłącznie pliki *.c i *.h . </text:p>
      <text:p text:style-name="P6">Program wykorzystuje następujące biblioteki zewnętrzne:</text:p>
      <text:list xml:id="list3759712658806195075" text:style-name="L2">
        <text:list-item>
          <text:p text:style-name="P11">GLEW</text:p>
        </text:list-item>
        <text:list-item>
          <text:p text:style-name="P11">GLFW</text:p>
        </text:list-item>
        <text:list-item>
          <text:p text:style-name="P11">SOIL</text:p>
        </text:list-item>
      </text:list>
      <text:p text:style-name="P6">Shadery napisane są pod OpenGL 3.3 (przykładowy wycinek z vertex i fragment shader'a):</text:p>
      <text:p text:style-name="P6"><draw:frame draw:style-name="fr3" draw:name="grafika8" text:anchor-type="paragraph" svg:width="7.939cm" svg:height="2.542cm" draw:z-index="6"><draw:image xlink:href="Pictures/2000000700001F03000009ED79CA5C6D.svm" xlink:type="simple" xlink:show="embed" xlink:actuate="onLoad"/></draw:frame></text:p>
      <text:p text:style-name="P6">Wszystkie tekstury znajdują się w podfolderze „textures” i wczytywane są z podanej ścieżki:</text:p>
      <text:p text:style-name="P6"><draw:frame draw:style-name="fr3" draw:name="grafika6" text:anchor-type="paragraph" svg:width="13.39cm" svg:height="2.992cm" draw:z-index="5"><draw:image xlink:href="Pictures/200000070000344D00000BAF8816E1FE.svm" xlink:type="simple" xlink:show="embed" xlink:actuate="onLoad"/></draw:frame>Dany folder powinien znajdować się tam gdzie plik uruchamiający grę:</text:p>
      <text:p text:style-name="P7"><draw:frame draw:style-name="fr3" draw:name="grafika7" text:anchor-type="paragraph" svg:width="15.692cm" svg:height="3.177cm" draw:z-index="7"><draw:image xlink:href="Pictures/2000000700003D4B00000C68E10DB19B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Moduły</text:p>
      <text:list xml:id="list7021300536413770911" text:style-name="L3">
        <text:list-item>
          <text:p text:style-name="P14"><text:span text:style-name="T1">defines.h </text:span>– wszystkie wartości definiowalne zebrane w jednym pliku, w łatwy sposób można zmieniać parametry gry ( szybkość poruszania gracza/przeciwnika, wielkość celownika, wysokość ścian, rozmiar planszy itd. )</text:p>
        </text:list-item>
        <text:list-item>
          <text:p text:style-name="P14"><text:span text:style-name="T1">linmath.h </text:span>– biblioteka matematyczna. Plik zawierający podstawowe obiekty przydatne w grafice ( vektory 3,4 wymiarowe, macierze 4x4) oraz funkcje do wykonywania na nich operacji ( translacje, skalowanie, rotowanie itd.).</text:p>
        </text:list-item>
        <text:list-item>
          <text:p text:style-name="P14"><text:span text:style-name="T1">ObjectsManager.h –</text:span> zbiór podstawowych struktur/metod odpowiedzialnych za wyświetlanie obiektów w grze oraz badanie kolizji między nimi.</text:p>
        </text:list-item>
      </text:list>
      <text:list xml:id="list200800492881545753" text:style-name="L4">
        <text:list-item>
          <text:p text:style-name="P15"><text:span text:style-name="T1">struct SHAPE</text:span> – zawiera podstawowe informacje potrzebne do wyświetlania obiektu przy pomocy OpenGL</text:p>
        </text:list-item>
        <text:list-item>
          <text:p text:style-name="P15"><text:span text:style-name="T1">struct OBJECT</text:span> – zawiera wszystkie informacje <text:s/>potrzebne aby wyświetlić obiekt na scenie gry: pozycja, skala, rotacja, tekstura, kształt, kolor, rozmiar do badania kolizji</text:p>
        </text:list-item>
      </text:list>
      <text:list xml:id="list39338414" text:continue-list="list7021300536413770911" text:style-name="L3">
        <text:list-item>
          <text:p text:style-name="P20"><text:span text:style-name="T1">Shader.h </text:span>– plik zawierający podstawowe vertex i fragment shader'y oraz funkcja umożliwiająca kompilowanie shader'a.</text:p>
        </text:list-item>
        <text:list-item>
          <text:p text:style-name="P14"><text:span text:style-name="T1">Assets.h </text:span>– zbiór globalnych tekstur dla OpenGL, kształtów dla obiektów i globalnego shader'a. </text:p>
        </text:list-item>
      </text:list>
      <text:list xml:id="list1952468078515821479" text:style-name="L5">
        <text:list-item>
          <text:p text:style-name="P16"><text:span text:style-name="T1">loadAssets() / disposeAssets() </text:span>powinny być wywoływane na początku/końcu działania programu, ładuje/usuwa zasoby systemowe.</text:p>
        </text:list-item>
      </text:list>
      <text:list xml:id="list39323387" text:continue-list="list39338414" text:style-name="L3">
        <text:list-item>
          <text:p text:style-name="P14"><text:span text:style-name="T1">Player.h –</text:span><text:span text:style-name="T2"> plik umożliwiający tworzenie i sterowanie postacią w grze.</text:span></text:p>
        </text:list-item>
      </text:list>
      <text:list xml:id="list5672183813222069041" text:style-name="L6">
        <text:list-item>
          <text:p text:style-name="P17"><text:span text:style-name="T3">void setPlayerPerspective(</text:span><text:span text:style-name="T5">Player</text:span><text:span text:style-name="T3">* </text:span><text:span text:style-name="T6">player</text:span><text:span text:style-name="T3">) - </text:span><text:span text:style-name="T4">dla danego gracza ustawia jego perspektywę widzenia.</text:span></text:p>
        </text:list-item>
        <text:list-item>
          <text:p text:style-name="P17"><text:span text:style-name="T3">struct PLAYER</text:span><text:span text:style-name="T4"> – struktura zawiera informacje o położeniu gracza na scenie gry, oraz zbiór parametrów do określania jak ten świat wygląda z jego perspektywy ( cameraHeight, yaw, pitch). Posiada obiekt służący do wykrywania kolizji.</text:span></text:p>
        </text:list-item>
      </text:list>
      <text:list xml:id="list39346296" text:continue-list="list39323387" text:style-name="L3">
        <text:list-item>
          <text:p text:style-name="P14"><text:span text:style-name="T3">Box.h, Bullet.h, Enemy.h</text:span><text:span text:style-name="T4"> – pliki implementujące inne elementy sceny gry. Każdy element posiada obiekt/obiekty do wykrywania kolizji, wektor przemieszczenia i czas jego oddziaływania. </text:span></text:p>
        </text:list-item>
        <text:list-item>
          <text:p text:style-name="P14"><text:span text:style-name="T3">TextManager.h </text:span><text:span text:style-name="T4">– plik umożliwiający wyświetlanie plansz na całym ekranie ( początek gry, koniec gry) oraz tych umieszczonych w świecie gry ( opis fal ).</text:span></text:p>
        </text:list-item>
        <text:list-item>
          <text:p text:style-name="P14"><text:span text:style-name="T3">ViewFinder.h </text:span><text:span text:style-name="T4">– plik do wyświetlania celownika w grze.</text:span></text:p>
        </text:list-item>
        <text:list-item>
          <text:p text:style-name="P14"><text:span text:style-name="T3">Scene.h</text:span><text:span text:style-name="T4"> – plik zarządzający grą. Przechowuje wszystkie istniejące elementy w grze (ściany, przeciwnicy, skrzynki). Umożliwia dodawanie nowych obiektów do gry, badanie kolizji pomiędzy poszczególnymi elementami. </text:span></text:p>
        </text:list-item>
      </text:list>
      <text:list xml:id="list5969643970830548414" text:style-name="L7">
        <text:list-item>
          <text:p text:style-name="P18"><text:span text:style-name="T3">initScene()/clearScene() </text:span><text:span text:style-name="T4">- tworzy/niszczy cały świat, powinno być wywoływane jednorazowo na początku/końcu działania programu</text:span></text:p>
        </text:list-item>
        <text:list-item>
          <text:p text:style-name="P21"><text:span text:style-name="T1">startGameInScene() </text:span><text:span text:style-name="T2">- rozpoczyna nowa rozgrywkę</text:span></text:p>
        </text:list-item>
      </text:list>
      <text:list xml:id="list39336083" text:continue-list="list39346296" text:style-name="L3">
        <text:list-item>
          <text:p text:style-name="P14"><text:span text:style-name="T3">WaveManager.h</text:span><text:span text:style-name="T4"> – plik do sterowania kolejnymi falami w grze.</text:span></text:p>
        </text:list-item>
      </text:list>
      <text:list xml:id="list4397108368153384705" text:style-name="L8">
        <text:list-item>
          <text:p text:style-name="P19"><text:span text:style-name="T3">struct WAVE_INFO</text:span><text:span text:style-name="T4"> – posiada informacje o liczbie wrogów w danej fali, czasu co ile powinna pojawiać się kolejna pod fala i ile wrogów ona zawiera </text:span></text:p>
        </text:list-item>
        <text:list-item>
          <text:p text:style-name="P19"><text:span text:style-name="T3">struct REWARD_INFO</text:span><text:span text:style-name="T4"> - <text:s/>posiada informacje o nagrodzie przysługującej po </text:span><text:soft-page-break/><text:span text:style-name="T4">ukończeniu fali: liczbie skrzynek, ich wysokości, czy są przesuwalne oraz dodatkowego czasu po ukończeniu fal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tosz Rudzki</meta:initial-creator>
    <meta:creation-date>2017-01-23T13:53:01.05</meta:creation-date>
    <dc:date>2017-01-26T19:15:02.14</dc:date>
    <dc:creator>Bartosz Rudzki</dc:creator>
    <meta:editing-duration>PT6H55M37S</meta:editing-duration>
    <meta:editing-cycles>11</meta:editing-cycles>
    <meta:generator>OpenOffice/4.1.3$Win32 OpenOffice.org_project/413m1$Build-9783</meta:generator>
    <meta:document-statistic meta:table-count="0" meta:image-count="8" meta:object-count="0" meta:page-count="6" meta:paragraph-count="62" meta:word-count="720" meta:character-count="4939"/>
  </office:meta>
</office:document-meta>
</file>